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270e" officeooo:paragraph-rsid="001a270e"/>
    </style:style>
    <style:style style:name="P2" style:family="paragraph" style:parent-style-name="Standard">
      <style:text-properties officeooo:rsid="001a270e" officeooo:paragraph-rsid="001a270e"/>
    </style:style>
    <style:style style:name="P3" style:family="paragraph" style:parent-style-name="Standard">
      <style:text-properties officeooo:rsid="001bc0da" officeooo:paragraph-rsid="001bc0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B for bomb lab</text:p>
      <text:p text:style-name="P1">break main</text:p>
      <text:p text:style-name="P1">break phase_1</text:p>
      <text:p text:style-name="P1">$pc</text:p>
      <text:p text:style-name="P1">disas phase_1</text:p>
      <text:p text:style-name="P3">info reg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3:07:10.773232307</meta:creation-date>
    <dc:date>2015-01-30T13:58:02.637332196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3" meta:character-count="63" meta:non-whitespace-character-count="56"/>
  </office:meta>
</office:document-meta>
</file>